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Preformatted_20_Text">
      <style:paragraph-properties fo:text-align="justify" style:justify-single-word="false"/>
      <style:text-properties fo:font-size="13pt" fo:language="en" fo:country="GB" officeooo:rsid="000dab8e" officeooo:paragraph-rsid="000e6afb" style:font-size-asian="13pt" style:font-size-complex="13pt"/>
    </style:style>
    <style:style style:name="P2" style:family="paragraph" style:parent-style-name="Preformatted_20_Text">
      <style:paragraph-properties fo:text-align="justify" style:justify-single-word="false"/>
      <style:text-properties fo:font-size="13pt" fo:language="en" fo:country="GB" officeooo:rsid="000dab8e" officeooo:paragraph-rsid="000dab8e" style:font-size-asian="13pt" style:font-size-complex="13pt"/>
    </style:style>
    <style:style style:name="P3" style:family="paragraph" style:parent-style-name="Preformatted_20_Text">
      <style:paragraph-properties fo:text-align="justify" style:justify-single-word="false"/>
      <style:text-properties fo:font-size="13pt" fo:language="en" fo:country="GB" officeooo:rsid="000f0985" officeooo:paragraph-rsid="000f0985" style:font-size-asian="13pt" style:font-size-complex="13pt"/>
    </style:style>
    <style:style style:name="P4" style:family="paragraph" style:parent-style-name="Preformatted_20_Text">
      <style:paragraph-properties fo:text-align="justify" style:justify-single-word="false"/>
      <style:text-properties fo:font-size="13pt" fo:language="en" fo:country="GB" officeooo:rsid="000fc56f" officeooo:paragraph-rsid="000fc56f" style:font-size-asian="13pt" style:font-size-complex="13pt"/>
    </style:style>
    <style:style style:name="P5" style:family="paragraph" style:parent-style-name="Preformatted_20_Text">
      <style:paragraph-properties fo:text-align="justify" style:justify-single-word="false"/>
      <style:text-properties fo:font-size="13pt" fo:language="en" fo:country="GB" officeooo:rsid="000fefae" officeooo:paragraph-rsid="000fefae" style:font-size-asian="13pt" style:font-size-complex="13pt"/>
    </style:style>
    <style:style style:name="P6" style:family="paragraph" style:parent-style-name="Preformatted_20_Text">
      <style:paragraph-properties fo:text-align="justify" style:justify-single-word="false"/>
      <style:text-properties officeooo:paragraph-rsid="000fefae"/>
    </style:style>
    <style:style style:name="T1" style:family="text">
      <style:text-properties style:text-position="super 58%"/>
    </style:style>
    <style:style style:name="T2" style:family="text">
      <style:text-properties officeooo:rsid="000e6afb"/>
    </style:style>
    <style:style style:name="T3" style:family="text">
      <style:text-properties officeooo:rsid="0007a369"/>
    </style:style>
    <style:style style:name="T4" style:family="text">
      <style:text-properties officeooo:rsid="000fc56f"/>
    </style:style>
    <style:style style:name="T5" style:family="text">
      <style:text-properties officeooo:rsid="0015bbaf"/>
    </style:style>
    <style:style style:name="T6" style:family="text">
      <style:text-properties fo:font-size="13pt" fo:language="en" fo:country="GB" officeooo:rsid="000fefae" style:font-size-asian="13pt" style:font-size-complex="13pt"/>
    </style:style>
    <style:style style:name="T7" style:family="text">
      <style:text-properties fo:font-size="13pt" fo:language="en" fo:country="GB" officeooo:rsid="0015bbaf" style:font-size-asian="13pt" style:font-size-complex="13pt"/>
    </style:style>
    <style:style style:name="T8" style:family="text">
      <style:text-properties fo:font-size="13pt" fo:language="en" fo:country="GB" officeooo:rsid="0017b506" style:font-size-asian="13pt" style:font-size-complex="13pt"/>
    </style:style>
    <style:style style:name="T9" style:family="text">
      <style:text-properties style:font-name="Liberation Mono" fo:font-size="13pt" fo:language="en" fo:country="GB" officeooo:rsid="0015bbaf" style:font-name-asian="Liberation Mono" style:font-size-asian="13pt" style:font-name-complex="Liberation Mono" style:font-size-complex="13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onday the 26<text:span text:style-name="T1">th</text:span> of October, there was no new lecture for today <text:span text:style-name="T2">by Dr Herbert Daley, </text:span><text:span text:style-name="T3">4C1018 </text:span><text:span text:style-name="T2">module</text:span>. Today there was a recap lecture for students <text:span text:style-name="T5">that </text:span>just joined the university or have missed <text:span text:style-name="T5">the lectures for</text:span> the past four weeks. Therefore I have taken this opportunity to read more about Java. I am finding <text:s/>a bit complicating to get my head around the programming language (Java) and therefore any extra times that I have this days, I am spending to read and code in Java. </text:p>
      <text:p text:style-name="P2"/>
      <text:p text:style-name="P3">On Tuesday Dr Jeffrey went through part one of the workshop. The exercise was on Python list. During this workshop he explained how to create list <text:span text:style-name="T5">in</text:span> Python and how to add, delete and replace items in the list. He also covered a brief description <text:span text:style-name="T4">of tuple data structure in Python. Which is an immutable data structure, which can not be changed after creation.</text:span></text:p>
      <text:p text:style-name="P4">Not happy with what is happening with this module. Workshop is happening on Tuesday and the actual lecture to be delivered on Thursday. I like to learn the theoretical concepts first before getting my hands dirty with the exercises, and to ask students to do some tasks before covering the concept is a big ask in my opinion. </text:p>
      <text:p text:style-name="P4">Worked on workshop_5 for the rest of the day and got it done.</text:p>
      <text:p text:style-name="P4"/>
      <text:p text:style-name="P6"><text:span text:style-name="T6">Thursday was the first live l</text:span><text:span text:style-name="T8">s</text:span><text:span text:style-name="T6">ecture for 4CS001. Matt covered list and tuple in Python. List </text:span><text:span text:style-name="T9">is</text:span><text:span text:style-name="T6"> mutable data structure and </text:span><text:span text:style-name="T9">can</text:span><text:span text:style-name="T6"> hold different type of data, where as tuple is immutable data type and can not be changed after it has been created. </text:span></text:p>
      <text:p text:style-name="P5">Today’s change in delivering the lecture was good; because students could ask question during the lecture, where as with pre-recorded lectured that is not possible. </text:p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10-29T21:22:43.600310664</dc:date>
    <meta:editing-duration>PT29M33S</meta:editing-duration>
    <meta:editing-cycles>5</meta:editing-cycles>
    <meta:generator>LibreOffice/6.4.6.2$Linux_X86_64 LibreOffice_project/40$Build-2</meta:generator>
    <meta:document-statistic meta:table-count="0" meta:image-count="0" meta:object-count="0" meta:page-count="1" meta:paragraph-count="6" meta:word-count="290" meta:character-count="1630" meta:non-whitespace-character-count="1341"/>
  </office:meta>
</office:document-meta>
</file>